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Repeat.evalu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Repeat.SpringRepeat( Statement next ,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Repeat.SpringRepeat( Statement next , Method testMethod , int rep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